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0pt" fo:font-style="normal" officeooo:rsid="001fab6a" officeooo:paragraph-rsid="001fab6a" style:font-size-asian="17.5pt" style:font-style-asian="normal" style:font-size-complex="2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1fab6a" officeooo:paragraph-rsid="001fab6a" style:font-size-asian="12.25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fo:font-style="normal" style:text-underline-style="solid" style:text-underline-width="auto" style:text-underline-color="font-color" fo:font-weight="bold" officeooo:rsid="00229cdd" officeooo:paragraph-rsid="00229cdd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1fab6a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normal" fo:font-weight="bold" officeooo:rsid="00213d78" officeooo:paragraph-rsid="00213d7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229cdd" officeooo:paragraph-rsid="00229cdd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ab6a" officeooo:paragraph-rsid="00213d78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13d78" officeooo:paragraph-rsid="001fab6a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29cdd" officeooo:paragraph-rsid="00229cd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5c5ef" officeooo:paragraph-rsid="0025c5ef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5c5ef" officeooo:paragraph-rsid="00276b1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5c5ef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2554" officeooo:paragraph-rsid="00272554" style:font-size-asian="10.5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2554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6b12" officeooo:paragraph-rsid="00276b12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6b12" officeooo:paragraph-rsid="00293958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276b12" officeooo:paragraph-rsid="0025c5ef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Ubuntu" fo:font-size="12pt" fo:font-style="normal" style:text-underline-style="none" fo:font-weight="normal" officeooo:rsid="001fab6a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13d78" officeooo:paragraph-rsid="001fab6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43557" officeooo:paragraph-rsid="00243557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5c5e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76b12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5c5ef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2554" officeooo:paragraph-rsid="0027255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2554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76b12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276b12" officeooo:paragraph-rsid="0029395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tyle="normal" fo:font-weight="bold" officeooo:rsid="001fab6a" officeooo:paragraph-rsid="001fab6a" style:font-style-asian="normal" style:font-weight-asian="bold" style:font-style-complex="normal" style:font-weight-complex="bold"/>
    </style:style>
    <style:style style:name="P37" style:family="paragraph" style:parent-style-name="Standard" style:list-style-name="L4">
      <style:paragraph-properties fo:text-align="start" style:justify-single-word="false"/>
      <style:text-properties fo:font-style="normal" fo:font-weight="bold" officeooo:rsid="00243557" officeooo:paragraph-rsid="00243557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229cdd" officeooo:paragraph-rsid="00229cd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Ubuntu" fo:font-size="12pt" officeooo:rsid="00293958" officeooo:paragraph-rsid="00293958" style:font-size-asian="10.5pt" style:font-size-complex="12pt"/>
    </style:style>
    <style:style style:name="T1" style:family="text">
      <style:text-properties style:font-name="Ubuntu"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style:font-name="Ubuntu" fo:font-size="12pt" style:text-underline-style="none" fo:font-weight="normal" officeooo:rsid="001fab6a" style:font-size-asian="10.5pt" style:font-weight-asian="normal" style:font-size-complex="12pt" style:font-weight-complex="normal"/>
    </style:style>
    <style:style style:name="T3" style:family="text">
      <style:text-properties style:font-name="Ubuntu" fo:font-size="12pt" style:text-underline-style="none" fo:font-weight="normal" officeooo:rsid="00213d78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style:text-underline-style="none" fo:font-weight="normal" officeooo:rsid="00243557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style:text-underline-style="none" fo:font-weight="normal" officeooo:rsid="00229cdd" style:font-size-asian="10.5pt" style:font-weight-asian="normal" style:font-size-complex="12pt" style:font-weight-complex="normal"/>
    </style:style>
    <style:style style:name="T6" style:family="text">
      <style:text-properties officeooo:rsid="00229cd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2</text:p>
      <text:p text:style-name="P1"/>
      <text:p text:style-name="P2">ELEMENTOS</text:p>
      <text:p text:style-name="P4"/>
      <text:p text:style-name="P6">&lt;!<text:span text:style-name="T6">DOCTYPE html&gt;</text:span></text:p>
      <text:p text:style-name="P5">Indica de que tipo es el documento </text:p>
      <text:p text:style-name="P4"/>
      <text:p text:style-name="P10">&lt;html&gt;&lt;/html&gt;</text:p>
      <text:p text:style-name="P22">Delimita el contenido del documento. Atributos: </text:p>
      <text:list xml:id="list3957579659759229788" text:style-name="L1">
        <text:list-item>
          <text:p text:style-name="P23">dir: indica el sentido de la lectura</text:p>
          <text:list>
            <text:list-item>
              <text:p text:style-name="P23">ltr(De izquierda a derecha)</text:p>
            </text:list-item>
            <text:list-item>
              <text:p text:style-name="P23">rtl(De derecha a izquierda)</text:p>
            </text:list-item>
          </text:list>
        </text:list-item>
        <text:list-item>
          <text:p text:style-name="P23">lang: Indica el idioma por defecto.</text:p>
        </text:list-item>
      </text:list>
      <text:p text:style-name="P22"/>
      <text:p text:style-name="P11">&lt;head&gt;&lt;/head&gt;</text:p>
      <text:p text:style-name="P7"><text:span text:style-name="T1">Del</text:span><text:span text:style-name="T3">i</text:span><text:span text:style-name="T1">mita <text:s/>la cabecera del documento. Atributos: dir, lang. Contenido:</text:span></text:p>
      <text:list xml:id="list9039538803054467919" text:style-name="L2">
        <text:list-item>
          <text:p text:style-name="P36"><text:span text:style-name="T1">&lt;title&gt;&lt;/</text:span><text:span text:style-name="T3">title&gt;</text:span><text:span text:style-name="T1"> : Indica el nombre de la página.</text:span></text:p>
        </text:list-item>
        <text:list-item>
          <text:p text:style-name="P36"><text:span text:style-name="T1">&lt;</text:span><text:span text:style-name="T3">style&gt;&lt;/style&gt; : inserta una hoja de estilos en la cabecera.</text:span></text:p>
        </text:list-item>
      </text:list>
      <text:p text:style-name="P24"/>
      <text:p text:style-name="P12">&lt;body&gt;&lt;/body&gt;</text:p>
      <text:p text:style-name="P8"><text:span text:style-name="T1">Delimita el cuerpo del documento. Atributos: </text:span><text:span text:style-name="T2">dir, lang , </text:span><text:span text:style-name="T1">title,style.</text:span></text:p>
      <text:list xml:id="list9012420606429187610" text:style-name="L3">
        <text:list-item>
          <text:p text:style-name="P25">Background=”nombreDeFichero” permite foner de fondo una imagen.</text:p>
        </text:list-item>
        <text:list-item>
          <text:p text:style-name="P25">bgcolor=”codigoDeColor” pone un color de fondo</text:p>
        </text:list-item>
        <text:list-item>
          <text:p text:style-name="P25">text=”codigoDeColor” indica el color del texto</text:p>
        </text:list-item>
      </text:list>
      <text:p text:style-name="P26"/>
      <text:p text:style-name="P26"/>
      <text:p text:style-name="P3">CONTENIDO DEL &lt;body&gt;</text:p>
      <text:p text:style-name="P26"/>
      <text:p text:style-name="P13">&lt;h1|h2|h3|h4|h5|h6&gt;</text:p>
      <text:p text:style-name="P29">Necesita de etiqueta de cierre.</text:p>
      <text:p text:style-name="P9"><text:span text:style-name="T1">Niveles de cabecera a menor número mas tamaño. </text:span><text:span text:style-name="T4">Atributos: style=””</text:span></text:p>
      <text:list xml:id="list7637408764507813055" text:style-name="L4">
        <text:list-item>
          <text:p text:style-name="P27">font-size:XXpx;” Le das X tamaño </text:p>
        </text:list-item>
        <text:list-item>
          <text:p text:style-name="P37"><text:span text:style-name="T1">color=” </text:span><text:span text:style-name="T5">codigoDeColor” </text:span><text:span text:style-name="T1">Le cambias el color a las letras</text:span></text:p>
        </text:list-item>
      </text:list>
      <text:p text:style-name="P28"/>
      <text:p text:style-name="P21"><text:span text:style-name="T7"/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39">FORMATO DE TEXTO</text:p>
          </table:table-cell>
          <table:table-cell table:style-name="Tabla1.B1" office:value-type="string">
            <text:p text:style-name="P16">&lt;p&gt;&lt;/p&gt;</text:p>
            <text:p text:style-name="P16"><text:span text:style-name="T7">Crea un parrafo para contener texto.</text:span></text:p>
          </table:table-cell>
        </table:table-row>
        <table:table-row>
          <table:table-cell table:style-name="Tabla1.A4" office:value-type="string">
            <text:p text:style-name="P18">&lt;b&gt;&lt;/b&gt;</text:p>
            <text:p text:style-name="P33">Pone en negrita el texto</text:p>
          </table:table-cell>
          <table:table-cell table:style-name="Tabla1.B4" office:value-type="string">
            <text:p text:style-name="P20">&lt;i&gt;&lt;/i&gt;</text:p>
            <text:p text:style-name="P35">Pone el texto en cursiva</text:p>
          </table:table-cell>
        </table:table-row>
        <table:table-row>
          <table:table-cell table:style-name="Tabla1.A4" office:value-type="string">
            <text:p text:style-name="P20">&lt;u&gt;&lt;/u&gt;</text:p>
            <text:p text:style-name="P20"><text:span text:style-name="T7">Subraya el texto.</text:span></text:p>
          </table:table-cell>
          <table:table-cell table:style-name="Tabla1.B4" office:value-type="string">
            <text:p text:style-name="P20">&lt;s&gt;&lt;/s&gt;</text:p>
            <text:p text:style-name="P20"><text:span text:style-name="T7">Tacha el texto</text:span></text:p>
          </table:table-cell>
        </table:table-row>
        <table:table-row>
          <table:table-cell table:style-name="Tabla1.A4" office:value-type="string">
            <text:p text:style-name="P18">&lt;hr&gt;</text:p>
            <text:p text:style-name="P33">Crea un linea horizontal</text:p>
          </table:table-cell>
          <table:table-cell table:style-name="Tabla1.B4" office:value-type="string">
            <text:p text:style-name="P16">&lt;br&gt;</text:p>
            <text:p text:style-name="P31">Crea un salto de línea</text:p>
          </table:table-cell>
        </table:table-row>
      </table:table>
      <text:p text:style-name="P19"><text:span text:style-name="T7"/></text:p>
      <text:p text:style-name="P26"/>
      <text:p text:style-name="P3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28T12:16:17.445140566</meta:creation-date>
    <dc:date>2024-12-02T18:43:24.554651377</dc:date>
    <meta:editing-duration>PT23M39S</meta:editing-duration>
    <meta:editing-cycles>4</meta:editing-cycles>
    <meta:generator>LibreOffice/5.1.6.2$Linux_x86 LibreOffice_project/10m0$Build-2</meta:generator>
    <meta:document-statistic meta:table-count="1" meta:image-count="0" meta:object-count="0" meta:page-count="2" meta:paragraph-count="40" meta:word-count="183" meta:character-count="1139" meta:non-whitespace-character-count="1003"/>
  </office:meta>
</office:document-meta>
</file>